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Text_20_body">
      <style:text-properties officeooo:rsid="00092eeb" officeooo:paragraph-rsid="00092eeb"/>
    </style:style>
    <style:style style:name="P2" style:family="paragraph" style:parent-style-name="Text_20_body">
      <style:text-properties officeooo:rsid="00092eeb" officeooo:paragraph-rsid="00092eeb"/>
    </style:style>
    <style:style style:name="P3" style:family="paragraph" style:parent-style-name="Text_20_body">
      <style:text-properties officeooo:rsid="000bbafe" officeooo:paragraph-rsid="000bbafe"/>
    </style:style>
    <style:style style:name="P4" style:family="paragraph" style:parent-style-name="Text_20_body" style:list-style-name="L1">
      <style:text-properties officeooo:rsid="000bbafe" officeooo:paragraph-rsid="000bbafe"/>
    </style:style>
    <style:style style:name="P5" style:family="paragraph" style:parent-style-name="Text_20_body" style:list-style-name="L2">
      <style:text-properties officeooo:rsid="000bbafe" officeooo:paragraph-rsid="000bbaf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bbafe"/>
    </style:style>
    <style:style style:name="T3" style:family="text">
      <style:text-properties officeooo:rsid="00092e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Deskryptor</text:p>
      <text:p text:style-name="P1">Twój deskryptor definiuje Twoją postać – koloruje wszystko, co robisz. R<text:span text:style-name="T2">ó</text:span>żnice między Urokliwym Odkrywcą a Złośliwym Odkrywcą są dosyć spore. Deskryptory zmieniają praktycznie wszystkie akcje owych postaci. Twój deskryptor stawia postać w sytuacji (pierwszej przygodzie, która zaczyna kampanię) i pomaga dać jej motywację. Jest to przymiotnik w zdaniu “Jestem <text:span text:style-name="T1">przymiotnik rzeczownik</text:span> który <text:span text:style-name="T1">czasownikuje</text:span>. </text:p>
      <text:p text:style-name="P1">Deskryptory oferują jednorazową paczkę dodatkowych umiejętności, zdolności i modyfikatorów do Twoich Statystyk. Nie wszystkie oferowane przez deskryptor modyfikacje są pozytywne. Dla przykładu, niektóre deskryptory posiadają nieumiejętności – zadania, w których postać sobie nie radzi. Możesz myśleć o nieumiejętnościach jak o negatywnych umiejętnościach – zamiast ułatwiać zadanie o krok, czynią one je o krok trudniejszym. Jeśli zdobywasz trening w sferze, w której masz nieumiejętność, nawzajem się one znoszą. Pamiętaj, że postaci są zdefiniowane równie mocno przez to, z czym sobie nie radzą, jak i przez to, w czym są dobre. </text:p>
      <text:p text:style-name="P1">Deskryptory oferują także krótkie sugestie odnośnie tego, jak postać zapoznała się z resztą grupy na swojej pierwszej przygodzie. Możesz z nich skorzystać, jeśli tylko sobie tego życzysz (lub nie, Twoja wola).</text:p>
      <text:p text:style-name="P1">Ta sekcja zawiera 50 deskryptorów. Wybierz jeden z nich dla swojej postaci. Możesz wybrać dowolny deskryptor, niezależnie od swojego typu. Na końcu rozdziału jest parę opcji customizacyjnych, wliczając w to tworzenie rasy jako deskryptora.</text:p>
      <text:p text:style-name="P1">(Deskryptor ma największe znaczenie dla początkującej postaci. Benefity (i utrudnienia) związane z deskryptorem będą ostatecznie przyciemnione przez rosnące znaczenie typu i specjalności. Jednakże, deskryptor dalej będzie odgrywał pewne znaczenie w ciągu życia postaci). </text:p>
      <text:p text:style-name="P1">DESKRYPTORY</text:p>
      <text:p text:style-name="P1">Bystrooki</text:p>
      <text:p text:style-name="P3">Jesteś percepcyjny i dobrze świadom swojego otoczenia. Dostrzegasz małe detale i zapamiętujesz je. Jesteś trudny do zaskoczenia.</text:p>
      <text:p text:style-name="P3">Otrzymujesz poniższe cechy:</text:p>
      <text:list xml:id="list1308354706" text:style-name="L1">
        <text:list-item>
          <text:p text:style-name="P4">Umiejętność: Jesteś wyszkolony w inicjatywie.</text:p>
        </text:list-item>
        <text:list-item>
          <text:p text:style-name="P4">Umiejętność: Jesteś wyszkolony w percepcji.</text:p>
        </text:list-item>
        <text:list-item>
          <text:p text:style-name="P4">Znaleźć Wadę: Jeśli Twój przeciwnik ma jakaś oczywistą wadę (otrzymuje więcej obrażeń od ognia, nie widzi na lewe oko itp.) MG powie Ci o tym.</text:p>
        </text:list-item>
      </text:list>
      <text:p text:style-name="P3">Początki Przygód: Z poniższej listy opcji, wybierz jak Twoja postać wzięła udział w pierwszej przygodzie.</text:p>
      <text:p text:style-name="P3">1. Słyszałeś, co się święciło, dostrzegłeś wadę w planach BG i dołączyłeś do nich, by im pomóc.</text:p>
      <text:p text:style-name="P3">2. Zauważyłeś, że BG mieli wroga (lub przynajmniej ktoś ich śledził) i nie byli tego świadomi.</text:p>
      <text:p text:style-name="P3">3. Dostrzegłeś, że inni BG robili coś ciekawego i się do nich przyłączyłeś.</text:p>
      <text:p text:style-name="P3">4. Od pewnego czasu działy się dziwne rzeczy, i to wszystko wydaje się być powiązane.</text:p>
      <text:p text:style-name="P3"><text:span text:style-name="T3">Bystry</text:span></text:p>
      <text:p text:style-name="P3"><text:soft-page-break/>Myślisz szybko i bystro. Rozumiesz ludzi i możesz ich oszukiwać, ale sam rzadko kiedy dajesz się omamić. Ponieważ łatwo widzisz rzeczy takimi, jakie są, wchodzisz szybko, oceniasz zagrożenia i sprzymierzeńców, a potem robisz swoją robotę. Może jesteś fizycznie atrakcyjny, lub może korzystasz ze swojego mózgu, by przezwyciężyć fizyczne i psychiczne niedoskonałości. </text:p>
      <text:p text:style-name="P3">Otrzymujesz poniższe cechy:</text:p>
      <text:list xml:id="list395311743" text:style-name="L2">
        <text:list-item>
          <text:p text:style-name="P5">Bystry: +2 do Puli Intelektu.</text:p>
        </text:list-item>
        <text:list-item>
          <text:p text:style-name="P5">Umiejętność: Jesteś wyszkolony we wszystkich interakcjach typu kłamstwa lub sztuczki.</text:p>
        </text:list-item>
        <text:list-item>
          <text:p text:style-name="P5">Umiejętność: Jesteś wyszkolony w rzutach na przeciwstawianie się efektom mentalnym.</text:p>
        </text:list-item>
        <text:list-item>
          <text:p text:style-name="P5">Umiejętność: Jesteś wyszkolony we wszystkich zadaniach identyfikowania lub oceniania niebezpieczeństwa, kłamstw, jakości, ważności, funkcji lub mocy.</text:p>
        </text:list-item>
        <text:list-item>
          <text:p text:style-name="P5"/>
        </text:list-item>
      </text:list>
      <text:p text:style-name="P1">Chaotyczny (Chaotic)</text:p>
      <text:p text:style-name="P1">Ciekawy (Inquisitive)</text:p>
      <text:p text:style-name="P1">Dziki (Rugged)</text:p>
      <text:p text:style-name="P1">Dziwny (Weird)</text:p>
      <text:p text:style-name="P1">Empatyczny (Empathic)</text:p>
      <text:p text:style-name="P1">Honorowy (Honorable)</text:p>
      <text:p text:style-name="P1">Idiotyczny (Foolish)</text:p>
      <text:p text:style-name="P1">Impulsywny (Impulsive)</text:p>
      <text:p text:style-name="P1">Inteligentny (Intelligent)</text:p>
      <text:p text:style-name="P1">Intuitywny (Intuitive)</text:p>
      <text:p text:style-name="P1">Kreatywny (Creative)</text:p>
      <text:p text:style-name="P1">Mechaniczny (Mechanical)</text:p>
      <text:p text:style-name="P1">Milkliwy (Tongue-Tied)</text:p>
      <text:p text:style-name="P1">Mistyczny (Mystical)</text:p>
      <text:p text:style-name="P1">Miły (Kind)</text:p>
      <text:p text:style-name="P1">Naiwny (Naive)</text:p>
      <text:p text:style-name="P1">Niehonorowy (Dishonorable)</text:p>
      <text:p text:style-name="P1">Niezręczny (Clumsy)</text:p>
      <text:p text:style-name="P1">Odporny (Resilient)</text:p>
      <text:p text:style-name="P1">Odporny Psychicznie (Strong-Willed)</text:p>
      <text:p text:style-name="P1">Okrutny (Cruel)</text:p>
      <text:p text:style-name="P1">Ostrożny (Guarded)</text:p>
      <text:p text:style-name="P1"><text:soft-page-break/>Pewny Siebie (Brash)</text:p>
      <text:p text:style-name="P1">Pełen Wdzięku (Graceful)</text:p>
      <text:p text:style-name="P1">Piękny (Appealing)</text:p>
      <text:p text:style-name="P1">Przyjazny (Jovial)</text:p>
      <text:p text:style-name="P1">Przymilny (Beneficent)</text:p>
      <text:p text:style-name="P1">Ryzykujący (Risk-Taking)</text:p>
      <text:p text:style-name="P1">Sceptyczny (Skeptical)</text:p>
      <text:p text:style-name="P1">Silny (Strong)</text:p>
      <text:p text:style-name="P1">Skazany na Zagładę (Doomed)</text:p>
      <text:p text:style-name="P1">Spokojny (Calm)</text:p>
      <text:p text:style-name="P1">Szalony (Mad)</text:p>
      <text:p text:style-name="P1">Szczęśliwy (Lucky)</text:p>
      <text:p text:style-name="P1">Szlachetny (Virtuous)</text:p>
      <text:p text:style-name="P1">Szpetny (Hideous)</text:p>
      <text:p text:style-name="P1">Szybki (Fast)</text:p>
      <text:p text:style-name="P1">Tajemniczy (Mysterious)</text:p>
      <text:p text:style-name="P1">Tchórzliwy (Craven)</text:p>
      <text:p text:style-name="P1">Twardy (Tough)</text:p>
      <text:p text:style-name="P1">Uczony (Learned)</text:p>
      <text:p text:style-name="P1">Ukradkowy (Stealthy)</text:p>
      <text:p text:style-name="P1">Urokliwy (Charming)</text:p>
      <text:p text:style-name="P1">Uważny (Perceptive)</text:p>
      <text:p text:style-name="P1">Wygnany (Exiled)</text:p>
      <text:p text:style-name="P1">Wytrzymały (Hardy)</text:p>
      <text:p text:style-name="P1">Zwinny (Swift)</text:p>
      <text:p text:style-name="P1">Złośliwy (Vicious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9T01:52:48.245000000</meta:creation-date>
    <meta:generator>LibreOffice/7.1.4.2$Windows_X86_64 LibreOffice_project/a529a4fab45b75fefc5b6226684193eb000654f6</meta:generator>
    <dc:date>2024-03-09T03:06:32.208000000</dc:date>
    <meta:editing-duration>PT20M45S</meta:editing-duration>
    <meta:editing-cycles>2</meta:editing-cycles>
    <meta:document-statistic meta:table-count="0" meta:image-count="0" meta:object-count="0" meta:page-count="3" meta:paragraph-count="74" meta:word-count="576" meta:character-count="4301" meta:non-whitespace-character-count="3799"/>
  </office:meta>
</office:document-meta>
</file>